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paragraph-rsid="0011c052" style:font-weight-asian="bold" style:font-weight-complex="bold"/>
    </style:style>
    <style:style style:name="P2" style:family="paragraph" style:parent-style-name="Standard">
      <style:text-properties fo:font-weight="normal" officeooo:rsid="0011c052" officeooo:paragraph-rsid="0011c052" style:font-weight-asian="normal" style:font-weight-complex="normal"/>
    </style:style>
    <style:style style:name="P3" style:family="paragraph" style:parent-style-name="Standard">
      <style:text-properties fo:font-weight="normal" officeooo:rsid="0011c052" officeooo:paragraph-rsid="001392b5" style:font-weight-asian="normal" style:font-weight-complex="normal"/>
    </style:style>
    <style:style style:name="P4" style:family="paragraph" style:parent-style-name="Standard">
      <style:text-properties fo:font-weight="normal" officeooo:rsid="001392b5" officeooo:paragraph-rsid="001392b5" style:font-weight-asian="normal" style:font-weight-complex="normal"/>
    </style:style>
    <style:style style:name="P5" style:family="paragraph" style:parent-style-name="Standard">
      <style:text-properties fo:font-weight="normal" officeooo:rsid="001392b5" officeooo:paragraph-rsid="001559fe" style:font-weight-asian="normal" style:font-weight-complex="normal"/>
    </style:style>
    <style:style style:name="P6" style:family="paragraph" style:parent-style-name="Standard">
      <style:text-properties fo:font-weight="normal" officeooo:rsid="001559fe" officeooo:paragraph-rsid="001559fe" style:font-weight-asian="normal" style:font-weight-complex="normal"/>
    </style:style>
    <style:style style:name="P7" style:family="paragraph" style:parent-style-name="Standard">
      <style:text-properties officeooo:paragraph-rsid="0011c052"/>
    </style:style>
    <style:style style:name="P8" style:family="paragraph" style:parent-style-name="Standard">
      <style:text-properties fo:font-weight="normal" officeooo:rsid="001392b5" officeooo:paragraph-rsid="001392b5" style:font-weight-asian="normal" style:font-weight-complex="normal"/>
    </style:style>
    <style:style style:name="P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1392b5" officeooo:paragraph-rsid="001392b5" style:font-weight-asian="normal" style:font-weight-complex="normal"/>
    </style:style>
    <style:style style:name="P10" style:family="paragraph" style:parent-style-name="Standard">
      <style:text-properties fo:font-weight="normal" officeooo:rsid="001559fe" officeooo:paragraph-rsid="001559fe" style:font-weight-asian="normal" style:font-weight-complex="normal"/>
    </style:style>
    <style:style style:name="P11" style:family="paragraph" style:parent-style-name="Standard">
      <style:text-properties fo:font-weight="normal" officeooo:rsid="0011c052" officeooo:paragraph-rsid="0017e710" style:font-weight-asian="normal" style:font-weight-complex="normal"/>
    </style:style>
    <style:style style:name="T1" style:family="text">
      <style:text-properties officeooo:rsid="0011c052"/>
    </style:style>
    <style:style style:name="T2" style:family="text">
      <style:text-properties fo:font-weight="normal" officeooo:rsid="0011c052" style:font-weight-asian="normal" style:font-weight-complex="normal"/>
    </style:style>
    <style:style style:name="T3" style:family="text">
      <style:text-properties officeooo:rsid="001392b5"/>
    </style:style>
    <style:style style:name="T4" style:family="text">
      <style:text-properties officeooo:rsid="0017e7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 1<text:span text:style-name="T1">3</text:span> <text:span text:style-name="T1">DEMO</text:span></text:p>
      <text:p text:style-name="P1"/>
      <text:p text:style-name="P2">In this video we will demonstrate how to run logistic regression with scikitlearn. </text:p>
      <text:p text:style-name="P2"/>
      <text:p text:style-name="P2">Let's start by loading the iris dataset <text:s/>from the datasets module of scikitlearn. </text:p>
      <text:p text:style-name="P2"/>
      <text:p text:style-name="P2">This dataset has 150 rows, corresponding to the 150 flowers, with 4 measurements each.</text:p>
      <text:p text:style-name="P11">The species of <text:span text:style-name="T4">the</text:span> iris is stored in data target. </text:p>
      <text:p text:style-name="P11">Let's add that to our pandas dataframe just for ease of reference. </text:p>
      <text:p text:style-name="P2"/>
      <text:p text:style-name="P7"><text:span text:style-name="T2">You can see the the specied is encoded as 0, 1, or 2. These correspond to respectively to </text:span>setosa', 'versicolor', 'virginica' <text:span text:style-name="T4">type irises</text:span></text:p>
      <text:p text:style-name="P2"/>
      <text:p text:style-name="P2">Let's also make these columns easier to reference by giving them shorter names. </text:p>
      <text:p text:style-name="P2"/>
      <text:p text:style-name="P2">Alright. We will start with the simplest case: two classes and one input. </text:p>
      <text:p text:style-name="P2">Our two classes will be versicolor and virginica, specied 1 and 2. </text:p>
      <text:p text:style-name="P2">Let's make a separate table with only these two types of flowers. </text:p>
      <text:p text:style-name="P2"/>
      <text:p text:style-name="P2">Now we are going to train logistic regression based only on one of the four measurements, and that is going to be the petal length. So our X is the pl column and our y will be the species, verginica or versicolor. </text:p>
      <text:p text:style-name="P2"/>
      <text:p text:style-name="P2">To run logistic regression we need to create a LogisticRegression object, and then run the fit method on it. We pass the data X, and y to the fit method. </text:p>
      <text:p text:style-name="P2"/>
      <text:p text:style-name="P2">This produces a results object which we store as lr</text:p>
      <text:p text:style-name="P2"/>
      <text:p text:style-name="P2">The LogisticRegression object now contains the trained beta coefficients for the model. They are stored in lr.intercept_ and lr.coef_. </text:p>
      <text:p text:style-name="P2">lr intercept will be beta0, and lr_coef will be the betas for each of the inputs, in the order they appear in X. </text:p>
      <text:p text:style-name="P2"/>
      <text:p text:style-name="P2">We can then apply the formula we derived for the threshold, and this is what we get. </text:p>
      <text:p text:style-name="P2"/>
      <text:p text:style-name="P2">The threshold is 4.87. Above that petal length, the flower is thought to be a virginica, below that, it is liekly a versicolor.</text:p>
      <text:p text:style-name="P2"/>
      <text:p text:style-name="P2">How does this compare to the approximate formulas we derived? Let's check that.</text:p>
      <text:p text:style-name="P2"/>
      <text:p text:style-name="P2">First we will split the data into versicolor and virginica using a boolean mask. </text:p>
      <text:p text:style-name="P2">Then we can compute the sample means and variances.</text:p>
      <text:p text:style-name="P2">Because the variances are supposed to be equal, let's use the average of the two variances. This is where the approximation is coming in. </text:p>
      <text:p text:style-name="P2"/>
      <text:p text:style-name="P2">Then we can apply the formulas. The result is similar, but not the same. </text:p>
      <text:p text:style-name="P2"/>
      <text:p text:style-name="P3">If we plot this, we see the approximation in pink, and the <text:span text:style-name="T3">answer provided by scikitlearn in green. </text:span></text:p>
      <text:p text:style-name="P3"/>
      <text:p text:style-name="P4"><text:soft-page-break/>Well, that is as far as we can go with simple approximate formulas.</text:p>
      <text:p text:style-name="P3"/>
      <text:p text:style-name="P4">Now we will try two classes and two inputs, and there is no simple formula for this case. We must solve it with an optimization problem. </text:p>
      <text:p text:style-name="P4"/>
      <text:p text:style-name="P4">Let's take as our two inputs the petal length and petal width. Again the output is either versicolor or vriginica. </text:p>
      <text:p text:style-name="P4"/>
      <text:p text:style-name="P4">In terms of the code, it is exactly the same. We create a <text:s/>Logistic Regression object and call the fit function. This produces coefficients inthe intercept and coef_ attributes of the object. </text:p>
      <text:p text:style-name="P4"/>
      <text:p text:style-name="P4">Now, with two inputs, the data lives not on a line, but in the pw pl plane. So our plots are going to be two-dimensional. </text:p>
      <text:p text:style-name="P4"/>
      <text:p text:style-name="P4">Here is what it looks like. The yellow points are virginica flowers, which tend to be larger than the versicolor flowers. The logistic regression has chosen this straight line to divide the two sets of flowers. <text:s/>And its model is to say that any flower in the gray region is to be classified as virginica, and any int he green region is versicolor. </text:p>
      <text:p text:style-name="P4"/>
      <text:p text:style-name="P4">Now clearly this is not perfect. We can see here a few misclassifications. In this case, there is no straight line that could possibly divide this dataset cleanly into two categories, but logistic regression has done its best with a straight line. </text:p>
      <text:p text:style-name="P4"/>
      <text:p text:style-name="P4">By the way, this function plot_region produced the green and gray regions that define the decision boundary. <text:s/>We called that here, and overlaid the scatter plot on top of it. </text:p>
      <text:p text:style-name="P9"/>
      <text:p text:style-name="P4"/>
      <text:p text:style-name="P4">Next let's add the setosa flowers and again classify them according to petal length and width only. </text:p>
      <text:p text:style-name="P4">This is now considered a multi-class problem and there are two approaches available in scikitlearn for solving it: one-vs-rest and multinomial. </text:p>
      <text:p text:style-name="P4"/>
      <text:p text:style-name="P4">We revert back to our original iris dataframe. and keep only the pl and pw columns. </text:p>
      <text:p text:style-name="P4"/>
      <text:p text:style-name="P4">To envoke one-vs-rest, we need to set the multi-class parameter to 'ovr' in the constructor for the Logistic Regression solver. But that's all we need to do. The rest is identical.</text:p>
      <text:p text:style-name="P4"/>
      <text:p text:style-name="P4">We run this and again plot it with the plot_region function, and this is what we obtain. </text:p>
      <text:p text:style-name="P4"/>
      <text:p text:style-name="P4">Let's compare that to the multinomial approach. </text:p>
      <text:p text:style-name="P4"/>
      <text:p text:style-name="P5">To do that, all we need to do is set the multi_class parameter to 'multinomial'. </text:p>
      <text:p text:style-name="P5"/>
      <text:p text:style-name="P6">Which of these two is better is not easy to see at this point. </text:p>
      <text:p text:style-name="P5"/>
      <text:p text:style-name="P6">A proper evaluation of these models would involve computing classification metrics such as accuracy and precision, as you saw in the module on K-nearest neighbors,</text:p>
      <text:p text:style-name="P5"/>
      <text:p text:style-name="P6">It would also involve splitting the data into training and test sets. We are not going to do that here, just something to keep that in mind.</text:p>
      <text:p text:style-name="P5"><text:soft-page-break/></text:p>
      <text:p text:style-name="P6">Finally I want to demonstrate the use of L1 or LASSO regularization for reducing the number of features. </text:p>
      <text:p text:style-name="P6"/>
      <text:p text:style-name="P6">Let's say we are not sure which of the 4 features: pl, pw, sl, and sw to use. </text:p>
      <text:p text:style-name="P6">This could extend to a case with 100s of features, and we need somehow to choose the most useful ones for the purpose of modeling. </text:p>
      <text:p text:style-name="P6"/>
      <text:p text:style-name="P6">I will demonstrate this on the 2 species dataset for simplicity, but we are keeping all 4 features. </text:p>
      <text:p text:style-name="P6"/>
      <text:p text:style-name="P6">We are going to call LogisticRegression and tell it to apply an L1 penalty with a inverse strength c, and we are going to allow c to vary from 10^-1.2 which is about 0.06, to 10^-0.5 which is about 0.3.</text:p>
      <text:p text:style-name="P6">Each time we solve the regularized logistic regression we will save the coefficients to an array.</text:p>
      <text:p text:style-name="P6"/>
      <text:p text:style-name="P6">Here is the result. </text:p>
      <text:p text:style-name="P6">I've flipped the x axis so that c is actually getting smaller from left to right, so the regularization is getting stronger. </text:p>
      <text:p text:style-name="P5"/>
      <text:p text:style-name="P6">With stronger regularization, the penalty of considering more features gets stronger, and so the optimizer drops them in order of least to most important. This plot tells us then that the sepal width is the least important feature to keep. If we are training a model with 3 parameters, they sepal length, petal width and petal length. </text:p>
      <text:p text:style-name="P6">If we only want to use two parameters, they should be sepal length and petal length, </text:p>
      <text:p text:style-name="P6">And if we are classifying flowers with only one parameter, the best one tto use is petal. length. </text:p>
      <text:p text:style-name="P5"><text:line-break/><text:line-break/><text:line-break/><text:line-break/></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3T11:52:38.705139098</meta:creation-date>
    <dc:date>2021-10-13T16:48:20.610880298</dc:date>
    <meta:editing-duration>PT1H18M44S</meta:editing-duration>
    <meta:editing-cycles>3</meta:editing-cycles>
    <meta:generator>LibreOffice/7.2.1.2$Linux_X86_64 LibreOffice_project/20$Build-2</meta:generator>
    <meta:print-date>2021-10-13T12:37:04.780589684</meta:print-date>
    <meta:document-statistic meta:table-count="0" meta:image-count="0" meta:object-count="0" meta:page-count="3" meta:paragraph-count="54" meta:word-count="1087" meta:character-count="6080" meta:non-whitespace-character-count="4998"/>
  </office:meta>
</office:document-meta>
</file>